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glutaminergic responses in my biology could be used for STD and cancer research:</text:p>
      <text:p text:style-name="Standard">Cancer: </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0T16:27:08.675000000</dc:date>
    <meta:editing-duration>PT31M5S</meta:editing-duration>
    <meta:editing-cycles>40</meta:editing-cycles>
    <meta:generator>LibreOffice/7.2.1.2$Windows_X86_64 LibreOffice_project/87b77fad49947c1441b67c559c339af8f3517e22</meta:generator>
    <meta:document-statistic meta:table-count="0" meta:image-count="0" meta:object-count="0" meta:page-count="188" meta:paragraph-count="2399" meta:word-count="121649" meta:character-count="673774" meta:non-whitespace-character-count="545913"/>
  </office:meta>
</office:document-meta>
</file>